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mpound umbels, dissected leaves, schizocarp fruit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2" table:style-name="ce3" office:value-type="string" calcext:value-type="string">
            <text:p>leaves disected; fruits flat on the underside, and only marginally inflated along the back side, without prickles or armaments; stylopodium inconspicuous and obsolete; fruits with wings along the sides (Lomatium s.s.) but not backs (Cymopterus s.s.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large bushy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shor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, vines, shrub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tall slender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a ligulate single head from leafless stems; milky sap; achenes terete with capillary bristles and beaks; the beak less than the length of the <text:s/>achene body</text:p>
          </table:table-cell>
          <table:table-cell office:value-type="string" calcext:value-type="string">
            <text:p>a ligulate single head from scapose stems; leaves in basal rosette; milky sap; achenes terete with capillary bristles and beaks; the beak less than the length of the <text:s/>achene bod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achenes terete with capillary bristles and beaks; the beak 2x-4x the length of the <text:s/>achene body, and the connective area gradually taper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Perennial herb from basal rosette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 ligulate single head from scapose stems; leaves in basal rosette; milky sap; pappus of &lt;30 slender scales; leaves &gt;20 wide as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acuminata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flowers ligulate; achenes columnar, with a minute beak, pappus of capillary bristles; 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 office:value-type="string" calcext:value-type="string">
            <text:p>many stemmed perennial herb from basal rosette(s)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flowers ligulate; achenes columnar with a pappus of capillary bristles; persistent old leaf bases (~marcescent) <text:s/>on caudices; <text:s/>foliage gray-tomentose (esp. above); <text:s/>cypselae golden to dark brown; heads 2-25 with 10-40 flowers eac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short perennial herb from a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; leaves roughly triangular with cordate bas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 office:value-type="string" calcext:value-type="string">
            <text:p>large cluster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office:value-type="string" calcext:value-type="string">
            <text:p>Radiate heads with yellow ray limbs; scapose stems; receptacle with chaffy bracts which subtend the flowers throughout; involucres in two series; achenes slightly blocky, gently four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 office:value-type="string" calcext:value-type="string">
            <text:p>wiry slender erec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rays yellow; receptacle chaffy throughout; <text:s/>pappus lacking; rays have only female flowers; leaves opposite at least below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ads (generally) with both ray and disk flowers (radiate), <text:s/>phyllaries in 3-many series, ray flowers many colou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office:value-type="string" calcext:value-type="string">
            <text:p>well branched biennial herbs with spiny teeth</text:p>
          </table:table-cell>
          <table:table-cell office:value-type="string" calcext:value-type="string">
            <text:p>biennial, short lived perennial</text:p>
          </table:table-cell>
          <table:table-cell table:number-columns-repeated="2" office:value-type="string" calcext:value-type="string">
            <text:p>heads radiate, ray limbs light-blue/purple; phyllaries clearly in multiple series, each with a chartaceous base and a shorter green tip; pappus of capillary bristles; plant taprooted; leaves with short hairs, generally glands, and spinulose tee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phyllaries in one series or occasionally a couple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perennial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truly lacking ray flowers; single capitulum per stem; phyllaries hairy</text:p>
          </table:table-cell>
          <table:table-cell office:value-type="string" calcext:value-type="string">
            <text:p>foliage with stiff appressed hairs; leaves entire and linear or nearly so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perennial herb with stems terminated by single capitulum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entire linear leaves nearly vertical; yellow ray flowers; lower cauline leaves clasping the stem; foliage with appressed hairs;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perennial <text:s/>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Many stemmed plants, with slightly shaggy spreading hairs all over; the <text:s/>narrow slightly oblanceolate leaves reduced in size along the stems. Each flower head with many white - light pink-blue narrow ray flower limbs; plants taprooted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perennial herb with leafy stem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tems well branched with several to many capitula from a caudex and fibrous root system; <text:s/>the broad leaves essentially glabrous, aside from the margins,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perennial herb from basal rosette</text:p>
          </table:table-cell>
          <table:table-cell office:value-type="string" calcext:value-type="string">
            <text:p>biennial, perennial</text:p>
          </table:table-cell>
          <table:table-cell office:value-type="string" calcext:value-type="string">
            <text:p>basal rosette of grayish, multi-lobed, lacy leaves (pinnatifid); disc flowers only, <text:s/>and pinkish to white; the pappus 10-16 <text:s/>scales low, and without an evident midrib; </text:p>
          </table:table-cell>
          <table:table-cell office:value-type="string" calcext:value-type="string">
            <text:p>basal rosette of grayish, multi-lobed, lacy leaves; disc flowers only, <text:s/>and pinkish to white; the pappus 10-16 <text:s/>scales low, and without an evident midrib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Calyx, and corolla with 5 parts; corolla fused below, generally free at tips; styles 2; 2 carpels fused; plants geenerally with soft hairs when young, and bristly when old; flowes often secund and infl. Coil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2" office:value-type="string" calcext:value-type="string">
            <text:p>ovary and fruit divided into nearly two-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low growing perennial herb with silky leaves and scorpiod infloresenc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mostly basal, prominently veined, entire and tufted, with cauline leaves reduced upward, becoming sesslie; flowers held in incurved inflorescenc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m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office:value-type="string" calcext:value-type="string">
            <text:p>calyx 4, corolla 4, stamens 6 (8-32) all filaments the same length, ovary (fruit) on long stipe, fruit septicidal capsule</text:p>
          </table:table-cell>
          <table:table-cell office:value-type="string" calcext:value-type="string">
            <text:p>calyx 4, corolla 4, stamens 6 (8-32), ovary (fruit) on long stipe, fruit septicidal capsu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a bushy annual herb with luxuriant yellow flowe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pollen held in pollinia; corolla lobes reflexed (obscuring calyx); corolla composed of a tube, and appendage [corona] which has a hood and horn; Anther with filaments fused into a tube, anthers fused into head surrounded gynostegium; 2 ovari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stout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densely stemmed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shrubby branched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three very narrow, and occasionally scarcely perceptible, bractlets at the base of the calyx; fruits 6-10 chambered; plants &lt;&lt; 1m, and stems mostly erect/uprigh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; calyx 8 - 16 mm; fruit 6-8.5 mm in diameter; petals 13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oblanceolate leaflets; fruits nearly as wide as high; inflorescence nearly always with 1 flower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low growing shrubby perennial 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<text:s/>with wavy margins and rounded teeth; <text:s/>calyx 4.5 -9 mm, fruits 4-7 mm in diameter; petals 8-18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 office:value-type="string" calcext:value-type="string">
            <text:p>grasse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lvs. largely basal, perianth reduced to 2 minor lodicules, flowers in florets with modified bracts (lemma &amp; palea), florets in spikelets with sterile bracts (Glumes)</text:p>
          </table:table-cell>
          <table:table-cell office:value-type="string" calcext:value-type="string">
            <text:p>lvs. largely basal, perianth reduced to 2 minor lodicules; flowers in florets with modified bracts (lemma &amp; palea); florets in spikelets with sterile bracts (Glumes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perennial bunchgrasses, florets 1/ spikelet, lemmas indurate (closely clasping caryopsis), with callus at base, lem gen long awned from terminal-subterminal area, lemma gen. bent (geniculate) and twist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ranched spreading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densely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erect columnar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short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tall showy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auricles gen present, infl. (gen) in distichous spikes, spikelets sessile (or at least 1 sessile per node), lemmas with 1-5 veins, spikelets gen perpendicular to rachis. Glumes occ. subul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low growing tufted 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°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large densely clustered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columnar growing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lemmas awned or awnless, acute to acuminate rarely obtuse; spikelets sessile on rachis, seldom long enough to reach the base of the next spikelet on that side of the rachis; glumes flexible; auricles well developed; glumes &lt; 1/2 length of spikele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essentially no single trait or even a combination of traits unite this tribe- I call them the ‘grasses with a lack of anything unique’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medium sized tufted bunchgras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florescence a moderately condensed panicle; leaf tips prow shaped; leaf collars, and occasionally the cut ligules, with some hairs; lemmas at most a short mucronate apice </text:p>
          </table:table-cell>
          <table:table-cell office:value-type="string" calcext:value-type="string">
            <text:p>inflorescence a moderately condensed panicle; leaf tips prowshaped; leaf collars, and occasionally the cut ligules, with some hairs; lemmas at most a short mucronate apice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perennial bunchgrass with narrow leav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open panicle of ascending branches; ligules &lt; 21mm; lemmas 3.5 – 8 mm, rounded on back; <text:s/>leaves very narrow, usually involu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perennial 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a moderately congested panicle; <text:s text:c="2"/>ligule of cauline leaves to 2.5 mm; lemmas lacking webs at base, and nearly round on the back; panicles 2-10 c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showy short abundant rhizomatous 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perennial bunchgrass in small clump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oid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typically, 3 petals and 3 sepals barely distinguishable (tepals); achene long and flat or more generally 3 sided; flowers held in involucres</text:p>
          </table:table-cell>
          <table:table-cell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table:number-columns-repeated="2"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office:value-type="string" calcext:value-type="string">
            <text:p>lower corolla fused; stamens 1-2 or 4-5; lvs alt or opp.. No reliable set of features, this family keys out many way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perennial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perennial 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perennial 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21:24:02.773386421</dc:date>
    <meta:editing-duration>PT9H25M9S</meta:editing-duration>
    <meta:editing-cycles>69</meta:editing-cycles>
    <meta:generator>LibreOffice/7.3.7.2$Linux_X86_64 LibreOffice_project/30$Build-2</meta:generator>
    <meta:document-statistic meta:table-count="1" meta:cell-count="482" meta:object-count="0"/>
  </office:meta>
</office:document-meta>
</file>